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293</text:p>
      <text:p text:style-name="Standard"/>
      <text:p text:style-name="Standard">Demandeur : SCEA DU GRAND BIGNON</text:p>
      <text:p text:style-name="Standard">Adresse : 558 LE GRAND BIGNON <text:line-break/>22400 LAMBALLE</text:p>
      <text:p text:style-name="Standard">Cédant : EARL DE KERMAGEN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LAMBALLE-ARMOR</text:p>
      <text:p text:style-name="Standard"/>
      <text:p text:style-name="Standard"/>
      <text:p text:style-name="Standard"/>
      <text:p text:style-name="P1">Dossier n° : C22250293</text:p>
      <text:p text:style-name="P1"/>
      <text:p text:style-name="P1">Demandeur : SCEA DU GRAND BIGNON</text:p>
      <text:p text:style-name="P1">Adresse : 558 LE GRAND BIGNON <text:line-break/>22400 LAMBALLE</text:p>
      <text:p text:style-name="P1">Cédant : EARL DE KERMAGEN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LAMBALLE-ARMOR</text:p>
      <text:p text:style-name="P1"/>
      <text:p text:style-name="P1"/>
      <text:p text:style-name="P1">Parcelles : 151ZA59AJ - 151ZA59AK - 151ZA81 - 151ZA57 - 151ZA82A - 151ZA82B - 151ZA82Z</text:p>
      <text:p text:style-name="P1">Superficie : 2,834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